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990" officeooo:paragraph-rsid="001ef990"/>
    </style:style>
    <style:style style:name="P2" style:family="paragraph" style:parent-style-name="Standard">
      <style:text-properties officeooo:paragraph-rsid="001ef990"/>
    </style:style>
    <style:style style:name="P3" style:family="paragraph" style:parent-style-name="Standard">
      <style:text-properties officeooo:rsid="0021064e" officeooo:paragraph-rsid="0021064e"/>
    </style:style>
    <style:style style:name="T1" style:family="text">
      <style:text-properties officeooo:rsid="001ef990"/>
    </style:style>
    <style:style style:name="T2" style:family="text">
      <style:text-properties officeooo:rsid="001fa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hierarchie :</text:p>
      <text:p text:style-name="P1">ex1 :</text:p>
      <text:p text:style-name="P1">1 :</text:p>
      <text:p text:style-name="P1">a : Ici, cet arbre a pourchaque noeux au maximum 2 branches fils. Et ici, la clé de la racinbe est 5 et on a bel et bien les nb nférieurs à gauche et les nb suérieurs à droite.</text:p>
      <text:p text:style-name="P1"/>
      <text:p text:style-name="P2"><text:span text:style-name="T1">b : les nœuds fils de B sont la D et et ce sont des feuilles</text:span></text:p>
      <text:p text:style-name="P1"/>
      <text:p text:style-name="P1">d : C n’est as une feuille car elle a une branche fils pour E</text:p>
      <text:p text:style-name="P1"/>
      <text:p text:style-name="P1">e : la profondeur du nœud B est 1 (ici, il n’y a pas de petits fils : D et E sont des feuilles).</text:p>
      <text:p text:style-name="P1"/>
      <text:p text:style-name="P1">f : la taille de l’arbre est de 5 et sa hauteur est de 2</text:p>
      <text:p text:style-name="P1"/>
      <text:p text:style-name="P1">g : B et cc ont une différence de 0 sur leur profondeur. Donc l’arbre est équilibré</text:p>
      <text:p text:style-name="P1"/>
      <text:p text:style-name="P1">h : cet arbre n’est pas un binaire de recherche car le nœud B <text:span text:style-name="T2">(3) </text:span>a pour fils droit E <text:span text:style-name="T2">(2) </text:span>une valeur inférieure à sa clé et à son fils gauche D <text:span text:style-name="T2">(4) </text:span>une valeur inférieure à sa clé. <text:span text:style-name="T2">Pour que ca fasse un arbre de recherche, E = 4 et D = 2.</text:span></text:p>
      <text:p text:style-name="P1"/>
      <text:p text:style-name="P3">Ex 2 :</text:p>
      <text:p text:style-name="P3"/>
      <text:p text:style-name="P3">1a. </text:p>
      <text:p text:style-name="P3"/>
      <text:p text:style-name="P3">[10, [7, [5], [9, [8], [10]]], [15, [18, [17]]]]</text:p>
      <text:p text:style-name="P3"/>
      <text:p text:style-name="P3">[7, [3, [9, [10], [13]], [2, [15] , [17]]], [8, [1, [12], [14]], [5]]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19:10.274796987</meta:creation-date>
    <dc:date>2025-11-28T12:04:44.289256483</dc:date>
    <meta:editing-duration>PT1H10M20S</meta:editing-duration>
    <meta:editing-cycles>1</meta:editing-cycles>
    <meta:document-statistic meta:table-count="0" meta:image-count="0" meta:object-count="0" meta:page-count="1" meta:paragraph-count="14" meta:word-count="215" meta:character-count="919" meta:non-whitespace-character-count="717"/>
    <meta:generator>LibreOffice/24.2.7.2$Linux_X86_64 LibreOffice_project/420$Build-2</meta:generator>
  </office:meta>
</office:document-meta>
</file>